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draw:marker-start-width="0.237cm" draw:marker-end-width="0.237cm" draw:fill="solid" draw:fill-color="#e6e6e6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152cm" svg:stroke-color="#000000" draw:marker-start-width="0.427cm" draw:marker-end-width="0.427cm" draw:stroke-linejoin="none" draw:fill="solid" draw:fill-color="#9966cc" draw:textarea-horizontal-align="center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svg:stroke-width="0.152cm" svg:stroke-color="#000000" draw:marker-start-width="0.427cm" draw:marker-end-width="0.427cm" draw:stroke-linejoin="none" draw:fill="solid" draw:fill-color="#9966cc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standard">
      <style:graphic-properties svg:stroke-width="0.152cm" svg:stroke-color="#000080" draw:marker-start-width="0.427cm" draw:marker-end-width="0.427cm" draw:stroke-linejoin="none" draw:fill="solid" draw:fill-color="#0099ff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svg:stroke-width="0.152cm" svg:stroke-color="#000080" draw:marker-start-width="0.427cm" draw:marker-end-width="0.427cm" draw:stroke-linejoin="none" draw:fill="solid" draw:fill-color="#0099ff" draw:textarea-horizontal-align="justify" draw:textarea-vertical-align="middle" draw:auto-grow-height="false" fo:padding-top="0.2cm" fo:padding-bottom="0.2cm" fo:padding-left="0.325cm" fo:padding-right="0.325cm"/>
    </style:style>
    <style:style style:name="gr6" style:family="graphic" style:parent-style-name="standard">
      <style:graphic-properties svg:stroke-width="0.152cm" svg:stroke-color="#004a4a" draw:marker-start-width="0.427cm" draw:marker-end-width="0.427cm" draw:stroke-linejoin="none" draw:fill="solid" draw:fill-color="#33cc66" draw:textarea-horizontal-align="center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svg:stroke-width="0.152cm" svg:stroke-color="#004a4a" draw:marker-start-width="0.427cm" draw:marker-end-width="0.427cm" draw:stroke-linejoin="none" draw:fill="solid" draw:fill-color="#33cc66" draw:textarea-horizontal-align="justify" draw:textarea-vertical-align="middle" draw:auto-grow-height="false" fo:padding-top="0.2cm" fo:padding-bottom="0.2cm" fo:padding-left="0.325cm" fo:padding-right="0.325cm"/>
    </style:style>
    <style:style style:name="gr8" style:family="graphic" style:parent-style-name="standard">
      <style:graphic-properties svg:stroke-width="0.152cm" svg:stroke-color="#4c1900" draw:marker-start-width="0.427cm" draw:marker-end-width="0.427cm" draw:stroke-linejoin="none" draw:fill="solid" draw:fill-color="#cccc00" draw:textarea-horizontal-align="center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svg:stroke-width="0.152cm" svg:stroke-color="#4c1900" draw:marker-start-width="0.427cm" draw:marker-end-width="0.427cm" draw:stroke-linejoin="none" draw:fill="solid" draw:fill-color="#cccc00" draw:textarea-horizontal-align="justify" draw:textarea-vertical-align="middle" draw:auto-grow-height="false" fo:padding-top="0.2cm" fo:padding-bottom="0.2cm" fo:padding-left="0.325cm" fo:padding-right="0.325cm"/>
    </style:style>
    <style:style style:name="gr10" style:family="graphic" style:parent-style-name="standard">
      <style:graphic-properties svg:stroke-width="0.254cm" draw:marker-start-width="0.579cm" draw:marker-end-width="0.579cm" draw:textarea-horizontal-align="center" draw:textarea-vertical-align="middle" fo:padding-top="0.25cm" fo:padding-bottom="0.25cm" fo:padding-left="0.375cm" fo:padding-right="0.375cm"/>
    </style:style>
    <style:style style:name="gr11" style:family="graphic" style:parent-style-name="standard">
      <style:graphic-properties draw:stroke="dash" draw:stroke-dash="Fine_20_Dashed" svg:stroke-width="0.254cm" svg:stroke-color="#663300" draw:marker-start-width="0.579cm" draw:marker-end="Extrémités_20_de_20_ligne_20_2" draw:marker-end-width="0.579cm" draw:textarea-horizontal-align="center" draw:textarea-vertical-align="middle" fo:padding-top="0.25cm" fo:padding-bottom="0.25cm" fo:padding-left="0.375cm" fo:padding-right="0.375cm"/>
    </style:style>
    <style:style style:name="gr12" style:family="graphic" style:parent-style-name="standard">
      <style:graphic-properties draw:stroke="dash" draw:stroke-dash="Fine_20_Dashed" svg:stroke-width="0.254cm" svg:stroke-color="#663300" draw:marker-start-width="0.58cm" draw:marker-end="Extrémités_20_de_20_ligne_20_2" draw:marker-end-width="0.58cm" draw:textarea-horizontal-align="center" draw:textarea-vertical-align="middle" fo:padding-top="0.251cm" fo:padding-bottom="0.251cm" fo:padding-left="0.376cm" fo:padding-right="0.3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2.573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style:use-window-font-color="true" fo:font-family="Helvetica" style:font-family-generic="swiss"/>
    </style:style>
    <style:style style:name="P3" style:family="paragraph">
      <style:paragraph-properties fo:text-align="center"/>
      <style:text-properties fo:font-family="cmr10" style:font-pitch="variable"/>
    </style:style>
    <style:style style:name="P4" style:family="paragraph">
      <style:paragraph-properties fo:text-align="center"/>
      <style:text-properties fo:font-family="cmr10" style:font-pitch="variable" fo:font-size="52pt" fo:font-style="normal" style:font-size-asian="52pt" style:font-style-asian="normal" style:font-size-complex="52pt" style:font-style-complex="normal"/>
    </style:style>
    <style:style style:name="P5" style:family="paragraph">
      <style:paragraph-properties fo:text-align="center"/>
    </style:style>
    <style:style style:name="P6" style:family="paragraph">
      <style:text-properties fo:color="#4c1900" fo:font-family="Helvetica" style:font-family-generic="swiss" fo:font-size="26pt" fo:font-weight="bold" style:font-size-asian="26pt" style:font-weight-asian="bold" style:font-size-complex="26pt" style:font-weight-complex="bold"/>
    </style:style>
    <style:style style:name="T1" style:family="text">
      <style:text-properties style:use-window-font-color="true" fo:font-family="Helvetica" style:font-family-generic="swiss" fo:font-size="26pt" style:font-size-asian="26pt" style:font-size-complex="26pt"/>
    </style:style>
    <style:style style:name="T2" style:family="text">
      <style:text-properties fo:font-family="cmr10" style:font-pitch="variable" fo:font-size="52pt" fo:font-style="normal" style:font-size-asian="52pt" style:font-style-asian="normal" style:font-size-complex="52pt" style:font-style-complex="normal"/>
    </style:style>
    <style:style style:name="T3" style:family="text">
      <style:text-properties fo:color="#4c1900" fo:font-family="Helvetica" style:font-family-generic="swiss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custom-shape draw:style-name="gr1" draw:text-style-name="P2" draw:layer="layout" svg:width="15.115cm" svg:height="1.905cm" draw:transform="skewX (1.13137973340347E-016) rotate (0.6981317007976) translate (22.53cm 19.025cm)">
          <text:p text:style-name="P1"><text:span text:style-name="T1">Their Friend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8.294cm" svg:height="1.905cm" draw:transform="skewX (5.82829214340525E-017) rotate (0.6981317007976) translate (12.37cm 19.025cm)">
          <text:p text:style-name="P1"><text:span text:style-name="T1">Friends of Friend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8.294cm" svg:height="1.905cm" draw:transform="skewX (5.82829214340525E-017) rotate (0.6981317007976) translate (2.201cm 19.032cm)">
          <text:p text:style-name="P1"><text:span text:style-name="T1">Friends</text:span></text:p>
          <draw:enhanced-geometry svg:viewBox="0 0 21600 21600" draw:type="rectangle" draw:enhanced-path="M 0 0 L 21600 0 21600 21600 0 21600 0 0 Z N"/>
        </draw:custom-shape>
        <draw:g>
          <draw:path draw:style-name="gr2" draw:text-style-name="P4" draw:layer="layout" svg:width="2.424cm" svg:height="2.424cm" svg:x="3.81cm" svg:y="7.735cm" svg:viewBox="0 0 2425 2425" svg:d="m0 1212c0-1616 2425-1616 2425 0 0 674 0 539 0 1213-809 0-1617 0-2425 0 0-674 0-539 0-1213z">
            <text:p text:style-name="P3"><text:span text:style-name="T2">1</text:span></text:p>
          </draw:path>
          <draw:custom-shape draw:style-name="gr3" draw:text-style-name="P5" draw:layer="layout" svg:width="1.616cm" svg:height="1.616cm" svg:x="4.214cm" svg:y="5.7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4" draw:text-style-name="P4" draw:layer="layout" svg:width="2.424cm" svg:height="2.424cm" svg:x="3.81cm" svg:y="16.625cm" svg:viewBox="0 0 2425 2425" svg:d="m0 1212c0-1616 2425-1616 2425 0 0 674 0 539 0 1213-809 0-1617 0-2425 0 0-674 0-539 0-1213z">
            <text:p text:style-name="P3"><text:span text:style-name="T2">4</text:span></text:p>
          </draw:path>
          <draw:custom-shape draw:style-name="gr5" draw:text-style-name="P5" draw:layer="layout" svg:width="1.616cm" svg:height="1.616cm" svg:x="4.214cm" svg:y="14.6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4" draw:text-style-name="P4" draw:layer="layout" svg:width="2.424cm" svg:height="2.424cm" svg:x="13.97cm" svg:y="7.735cm" svg:viewBox="0 0 2425 2425" svg:d="m0 1212c0-1616 2425-1616 2425 0 0 674 0 539 0 1213-809 0-1617 0-2425 0 0-674 0-539 0-1213z">
            <text:p text:style-name="P3"><text:span text:style-name="T2">2</text:span></text:p>
          </draw:path>
          <draw:custom-shape draw:style-name="gr5" draw:text-style-name="P5" draw:layer="layout" svg:width="1.616cm" svg:height="1.616cm" svg:x="14.374cm" svg:y="5.7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6" draw:text-style-name="P4" draw:layer="layout" svg:width="2.424cm" svg:height="2.424cm" svg:x="13.97cm" svg:y="16.625cm" svg:viewBox="0 0 2425 2425" svg:d="m0 1212c0-1616 2425-1616 2425 0 0 674 0 539 0 1213-809 0-1617 0-2425 0 0-674 0-539 0-1213z">
            <text:p text:style-name="P3"><text:span text:style-name="T2">5</text:span></text:p>
          </draw:path>
          <draw:custom-shape draw:style-name="gr7" draw:text-style-name="P5" draw:layer="layout" svg:width="1.616cm" svg:height="1.616cm" svg:x="14.374cm" svg:y="14.6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8" draw:text-style-name="P4" draw:layer="layout" svg:width="2.424cm" svg:height="2.424cm" svg:x="24.13cm" svg:y="16.625cm" svg:viewBox="0 0 2425 2425" svg:d="m0 1212c0-1616 2425-1616 2425 0 0 674 0 539 0 1213-809 0-1617 0-2425 0 0-674 0-539 0-1213z">
            <text:p text:style-name="P3"><text:span text:style-name="T2">6</text:span></text:p>
          </draw:path>
          <draw:custom-shape draw:style-name="gr9" draw:text-style-name="P5" draw:layer="layout" svg:width="1.616cm" svg:height="1.616cm" svg:x="24.534cm" svg:y="14.6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6" draw:text-style-name="P4" draw:layer="layout" svg:width="2.424cm" svg:height="2.424cm" svg:x="24.13cm" svg:y="7.735cm" svg:viewBox="0 0 2425 2425" svg:d="m0 1212c0-1616 2425-1616 2425 0 0 674 0 539 0 1213-809 0-1617 0-2425 0 0-674 0-539 0-1213z">
            <text:p text:style-name="P3"><text:span text:style-name="T2">3</text:span></text:p>
          </draw:path>
          <draw:custom-shape draw:style-name="gr7" draw:text-style-name="P5" draw:layer="layout" svg:width="1.616cm" svg:height="1.616cm" svg:x="24.534cm" svg:y="5.7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0" draw:text-style-name="P5" draw:layer="layout" svg:x1="5.08cm" svg:y1="13.97cm" svg:x2="5.08cm" svg:y2="10.795cm">
          <text:p/>
        </draw:line>
        <draw:line draw:style-name="gr10" draw:text-style-name="P5" draw:layer="layout" svg:x1="15.24cm" svg:y1="13.97cm" svg:x2="15.24cm" svg:y2="10.795cm">
          <text:p/>
        </draw:line>
        <draw:line draw:style-name="gr10" draw:text-style-name="P5" draw:layer="layout" svg:x1="6.985cm" svg:y1="17.78cm" svg:x2="13.335cm" svg:y2="17.78cm">
          <text:p/>
        </draw:line>
        <draw:line draw:style-name="gr10" draw:text-style-name="P5" draw:layer="layout" svg:x1="17.145cm" svg:y1="17.78cm" svg:x2="23.495cm" svg:y2="17.78cm">
          <text:p/>
        </draw:line>
        <draw:line draw:style-name="gr10" draw:text-style-name="P5" draw:layer="layout" svg:x1="17.145cm" svg:y1="8.89cm" svg:x2="23.495cm" svg:y2="8.89cm">
          <text:p/>
        </draw:line>
        <draw:line draw:style-name="gr10" draw:text-style-name="P5" draw:layer="layout" svg:x1="6.985cm" svg:y1="8.89cm" svg:x2="13.335cm" svg:y2="8.89cm">
          <text:p/>
        </draw:line>
        <draw:path draw:style-name="gr11" draw:text-style-name="P5" draw:layer="layout" svg:width="8.635cm" svg:height="1.444cm" draw:transform="rotate (-0.643502895211374) translate (7.85202873960571cm 10.2739659829312cm)" svg:viewBox="0 0 8636 1445" svg:d="m0 8461c4826-2032 6604-1778 8636-127">
          <text:p/>
        </draw:path>
        <draw:path draw:style-name="gr12" draw:text-style-name="P5" draw:layer="layout" svg:width="18.272cm" svg:height="1.74cm" draw:transform="rotate (-0.321664181143681) translate (7.34453275377595cm 9.08109111802294cm)" svg:viewBox="0 0 18273 1741" svg:d="m0 13724c7028-1003 14659-2208 18273 604">
          <text:p/>
        </draw:path>
        <draw:path draw:style-name="gr11" draw:text-style-name="P5" draw:layer="layout" svg:width="16.509cm" svg:height="1.201cm" svg:x="6.985cm" svg:y="9.525cm" svg:viewBox="0 0 16510 1202" svg:d="m0 0c6985 1270 10795 1905 16510 0">
          <text:p/>
        </draw:path>
        <draw:frame draw:style-name="gr13" draw:text-style-name="P6" draw:layer="layout" svg:width="8.736cm" svg:height="1.437cm" draw:transform="rotate (-0.261799387800286) translate (6.973cm 10.02cm)">
          <draw:text-box>
            <text:p><text:span text:style-name="T3">Recommendations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Extrémités_20_de_20_ligne_20_2" draw:display-name="Extrémités de ligne 2" svg:viewBox="0 0 1131 2256" svg:d="m1127 2120-449-2006-9-42-25-39-38-25-38-8-43 8-38 25-25 39-9 42-449 2006v13l-4 9 9 42 25 38 38 25 42 9h903l42-9 38-25 26-38 8-42v-9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8.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5.123cm" svg:x="1cm" svg:y="3.359cm" draw:page-number="1"/>
      <draw:page-thumbnail draw:layer="backgroundobjects" svg:width="9.294cm" svg:height="5.123cm" svg:x="1cm" svg:y="11.407cm"/>
      <draw:page-thumbnail draw:layer="backgroundobjects" svg:width="9.294cm" svg:height="5.123cm" svg:x="1cm" svg:y="19.455cm"/>
      <draw:page-thumbnail draw:layer="backgroundobjects" svg:width="9.294cm" svg:height="5.123cm" svg:x="11.295cm" svg:y="3.359cm"/>
      <draw:page-thumbnail draw:layer="backgroundobjects" svg:width="9.294cm" svg:height="5.123cm" svg:x="11.295cm" svg:y="11.407cm"/>
      <draw:page-thumbnail draw:layer="backgroundobjects" svg:width="9.294cm" svg:height="5.123cm" svg:x="11.295cm" svg:y="19.45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3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érôme Kunegis</meta:initial-creator>
    <meta:creation-date>2011-03-10T17:52:04</meta:creation-date>
    <meta:editing-duration>PT01H33M05S</meta:editing-duration>
    <meta:editing-cycles>20</meta:editing-cycles>
    <dc:date>2011-05-17T16:30:31</dc:date>
    <dc:creator>Jérôme Kunegis</dc:creator>
    <meta:generator>OpenOffice.org/3.2$Linux OpenOffice.org_project/320m12$Build-9483</meta:generator>
    <meta:document-statistic meta:object-count="54"/>
  </office:meta>
</office:document-meta>
</file>